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FreeSans" officeooo:rsid="0017a274" officeooo:paragraph-rsid="0017a274"/>
    </style:style>
    <style:style style:name="P2" style:family="paragraph" style:parent-style-name="Standard">
      <style:paragraph-properties fo:text-align="center" style:justify-single-word="false"/>
      <style:text-properties style:font-name="FreeSans" style:text-underline-style="solid" style:text-underline-width="auto" style:text-underline-color="font-color" officeooo:rsid="0017a274" officeooo:paragraph-rsid="0017a274"/>
    </style:style>
    <style:style style:name="P3" style:family="paragraph" style:parent-style-name="Standard">
      <style:paragraph-properties fo:text-align="start" style:justify-single-word="false"/>
      <style:text-properties style:font-name="FreeSans" style:text-underline-style="none" officeooo:rsid="0017a274" officeooo:paragraph-rsid="0017a274"/>
    </style:style>
    <style:style style:name="P4" style:family="paragraph" style:parent-style-name="Standard">
      <style:paragraph-properties fo:text-align="start" style:justify-single-word="false"/>
      <style:text-properties style:font-name="FreeSans" style:text-underline-style="none" officeooo:rsid="001d74d6" officeooo:paragraph-rsid="001d74d6"/>
    </style:style>
    <style:style style:name="P5" style:family="paragraph" style:parent-style-name="Standard">
      <style:paragraph-properties fo:text-align="start" style:justify-single-word="false"/>
      <style:text-properties style:text-underline-style="none" officeooo:rsid="001bbf91" officeooo:paragraph-rsid="0025cbe6"/>
    </style:style>
    <style:style style:name="P6" style:family="paragraph" style:parent-style-name="Standard">
      <style:paragraph-properties fo:text-align="start" style:justify-single-word="false"/>
      <style:text-properties style:text-underline-style="none" officeooo:rsid="0020cd33" officeooo:paragraph-rsid="0020cd33"/>
    </style:style>
    <style:style style:name="P7" style:family="paragraph" style:parent-style-name="Standard">
      <style:paragraph-properties fo:text-align="start" style:justify-single-word="false"/>
      <style:text-properties style:text-underline-style="none" officeooo:rsid="002155b1" officeooo:paragraph-rsid="0028b93a"/>
    </style:style>
    <style:style style:name="P8" style:family="paragraph" style:parent-style-name="Standard">
      <style:paragraph-properties fo:text-align="start" style:justify-single-word="false"/>
      <style:text-properties style:text-underline-style="none" officeooo:rsid="00348ee3" officeooo:paragraph-rsid="00348ee3"/>
    </style:style>
    <style:style style:name="P9" style:family="paragraph" style:parent-style-name="Standard">
      <style:paragraph-properties fo:text-align="start" style:justify-single-word="false"/>
      <style:text-properties officeooo:paragraph-rsid="0018224f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font-name="FreeSans" fo:font-size="12pt" fo:letter-spacing="normal" fo:font-style="normal" style:text-underline-style="solid" style:text-underline-width="auto" style:text-underline-color="font-color" fo:font-weight="normal" officeooo:rsid="001996b5" officeooo:paragraph-rsid="0018224f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font-name="FreeSans" fo:font-size="12pt" fo:letter-spacing="normal" fo:font-style="normal" style:text-underline-style="none" fo:font-weight="normal" officeooo:rsid="001996b5" officeooo:paragraph-rsid="001996b5" style:font-size-asian="12pt" style:font-style-asian="normal" style:font-size-complex="12pt" style:font-style-complex="normal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font-name="FreeSans" fo:font-size="12pt" fo:letter-spacing="normal" fo:font-style="normal" style:text-underline-style="none" fo:font-weight="normal" officeooo:rsid="001996b5" officeooo:paragraph-rsid="001996b5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style:font-name="FreeSans" fo:font-size="12pt" fo:letter-spacing="normal" fo:font-style="normal" style:text-underline-style="none" fo:font-weight="normal" officeooo:rsid="002fa3f3" officeooo:paragraph-rsid="002fa3f3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style:font-name="FreeSans" fo:font-size="12pt" fo:letter-spacing="normal" fo:font-style="normal" style:text-underline-style="none" fo:font-weight="normal" officeooo:rsid="003d7626" officeooo:paragraph-rsid="002fa3f3" style:font-size-asian="12pt" style:font-size-complex="12pt"/>
    </style:style>
    <style:style style:name="T1" style:family="text">
      <style:text-properties style:font-name="FreeSans" style:text-underline-style="none" officeooo:rsid="0017a274"/>
    </style:style>
    <style:style style:name="T2" style:family="text">
      <style:text-properties style:font-name="FreeSans" style:text-underline-style="none" officeooo:rsid="0018224f"/>
    </style:style>
    <style:style style:name="T3" style:family="text">
      <style:text-properties style:font-name="FreeSans" style:text-underline-style="none" officeooo:rsid="001996b5"/>
    </style:style>
    <style:style style:name="T4" style:family="text">
      <style:text-properties style:font-name="FreeSans" style:text-underline-style="none" officeooo:rsid="002454dc"/>
    </style:style>
    <style:style style:name="T5" style:family="text">
      <style:text-properties fo:font-variant="normal" fo:text-transform="none" fo:color="#000000" style:font-name="FreeSans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000000" style:font-name="FreeSans" fo:font-size="12pt" fo:letter-spacing="normal" fo:font-style="normal" fo:font-weight="normal" officeooo:rsid="0018224f" style:font-size-asian="12pt" style:font-size-complex="12pt"/>
    </style:style>
    <style:style style:name="T7" style:family="text">
      <style:text-properties fo:font-variant="normal" fo:text-transform="none" fo:color="#000000" style:font-name="FreeSans" fo:font-size="12pt" fo:letter-spacing="normal" fo:font-style="normal" fo:font-weight="normal" officeooo:rsid="001996b5" style:font-size-asian="12pt" style:font-size-complex="12pt"/>
    </style:style>
    <style:style style:name="T8" style:family="text">
      <style:text-properties fo:font-variant="normal" fo:text-transform="none" fo:color="#000000" style:font-name="FreeSans" fo:font-size="12pt" fo:letter-spacing="normal" fo:font-style="normal" fo:font-weight="normal" officeooo:rsid="001b4fbf" style:font-size-asian="12pt" style:font-size-complex="12pt"/>
    </style:style>
    <style:style style:name="T9" style:family="text">
      <style:text-properties fo:font-variant="normal" fo:text-transform="none" fo:color="#000000" style:font-name="FreeSans" fo:font-size="12pt" fo:letter-spacing="normal" fo:font-style="normal" fo:font-weight="normal" officeooo:rsid="001c325f" style:font-size-asian="12pt" style:font-size-complex="12pt"/>
    </style:style>
    <style:style style:name="T10" style:family="text">
      <style:text-properties fo:font-variant="normal" fo:text-transform="none" fo:color="#000000" style:font-name="FreeSans" fo:font-size="12pt" fo:letter-spacing="normal" fo:font-style="normal" fo:font-weight="normal" officeooo:rsid="001fb42f" style:font-size-asian="12pt" style:font-size-complex="12pt"/>
    </style:style>
    <style:style style:name="T11" style:family="text">
      <style:text-properties fo:font-variant="normal" fo:text-transform="none" fo:color="#000000" style:font-name="FreeSans" fo:font-size="12pt" fo:letter-spacing="normal" fo:font-style="normal" fo:font-weight="normal" officeooo:rsid="0020cd33" style:font-size-asian="12pt" style:font-size-complex="12pt"/>
    </style:style>
    <style:style style:name="T12" style:family="text">
      <style:text-properties fo:font-variant="normal" fo:text-transform="none" fo:color="#000000" style:font-name="FreeSans" fo:font-size="12pt" fo:letter-spacing="normal" fo:font-style="normal" fo:font-weight="normal" officeooo:rsid="002155b1" style:font-size-asian="12pt" style:font-size-complex="12pt"/>
    </style:style>
    <style:style style:name="T13" style:family="text">
      <style:text-properties fo:font-variant="normal" fo:text-transform="none" fo:color="#000000" style:font-name="FreeSans" fo:font-size="12pt" fo:letter-spacing="normal" fo:font-style="normal" fo:font-weight="normal" officeooo:rsid="0022e4f5" style:font-size-asian="12pt" style:font-size-complex="12pt"/>
    </style:style>
    <style:style style:name="T14" style:family="text">
      <style:text-properties fo:font-variant="normal" fo:text-transform="none" fo:color="#000000" style:font-name="FreeSans" fo:font-size="12pt" fo:letter-spacing="normal" fo:font-style="normal" fo:font-weight="normal" officeooo:rsid="002454dc" style:font-size-asian="12pt" style:font-size-complex="12pt"/>
    </style:style>
    <style:style style:name="T15" style:family="text">
      <style:text-properties fo:font-variant="normal" fo:text-transform="none" fo:color="#000000" style:font-name="FreeSans" fo:font-size="12pt" fo:letter-spacing="normal" fo:font-style="normal" fo:font-weight="normal" officeooo:rsid="0024ed5b" style:font-size-asian="12pt" style:font-size-complex="12pt"/>
    </style:style>
    <style:style style:name="T16" style:family="text">
      <style:text-properties fo:font-variant="normal" fo:text-transform="none" fo:color="#000000" style:font-name="FreeSans" fo:font-size="12pt" fo:letter-spacing="normal" fo:font-style="normal" fo:font-weight="normal" officeooo:rsid="0025cbe6" style:font-size-asian="12pt" style:font-size-complex="12pt"/>
    </style:style>
    <style:style style:name="T17" style:family="text">
      <style:text-properties fo:font-variant="normal" fo:text-transform="none" fo:color="#000000" style:font-name="FreeSans" fo:font-size="12pt" fo:letter-spacing="normal" fo:font-style="normal" fo:font-weight="normal" officeooo:rsid="0025d7a1" style:font-size-asian="12pt" style:font-size-complex="12pt"/>
    </style:style>
    <style:style style:name="T18" style:family="text">
      <style:text-properties fo:font-variant="normal" fo:text-transform="none" fo:color="#000000" style:font-name="FreeSans" fo:font-size="12pt" fo:letter-spacing="normal" fo:font-style="normal" fo:font-weight="normal" officeooo:rsid="0028b93a" style:font-size-asian="12pt" style:font-size-complex="12pt"/>
    </style:style>
    <style:style style:name="T19" style:family="text">
      <style:text-properties fo:font-variant="normal" fo:text-transform="none" fo:color="#000000" style:font-name="FreeSans" fo:font-size="12pt" fo:letter-spacing="normal" fo:font-style="normal" fo:font-weight="normal" officeooo:rsid="00297d95" style:font-size-asian="12pt" style:font-size-complex="12pt"/>
    </style:style>
    <style:style style:name="T20" style:family="text">
      <style:text-properties fo:font-variant="normal" fo:text-transform="none" fo:color="#000000" style:font-name="FreeSans" fo:font-size="12pt" fo:letter-spacing="normal" fo:font-style="normal" fo:font-weight="normal" officeooo:rsid="002ce4b6" style:font-size-asian="12pt" style:font-size-complex="12pt"/>
    </style:style>
    <style:style style:name="T21" style:family="text">
      <style:text-properties fo:font-variant="normal" fo:text-transform="none" fo:color="#000000" style:font-name="FreeSans" fo:font-size="12pt" fo:letter-spacing="normal" fo:font-style="normal" fo:font-weight="normal" officeooo:rsid="00368a08" style:font-size-asian="12pt" style:font-size-complex="12pt"/>
    </style:style>
    <style:style style:name="T22" style:family="text">
      <style:text-properties fo:font-variant="normal" fo:text-transform="none" fo:color="#000000" style:font-name="FreeSans" fo:font-size="12pt" fo:letter-spacing="normal" fo:font-style="normal" fo:font-weight="normal" officeooo:rsid="0038fbd3" style:font-size-asian="12pt" style:font-size-complex="12pt"/>
    </style:style>
    <style:style style:name="T23" style:family="text">
      <style:text-properties fo:font-variant="normal" fo:text-transform="none" fo:color="#000000" style:font-name="FreeSans" fo:font-size="12pt" fo:letter-spacing="normal" fo:font-style="normal" fo:font-weight="normal" officeooo:rsid="003fea9e" style:font-size-asian="12pt" style:font-size-complex="12pt"/>
    </style:style>
    <style:style style:name="T24" style:family="text">
      <style:text-properties fo:color="#000000" style:font-name="FreeSans" fo:font-size="12pt" fo:letter-spacing="normal" style:text-underline-style="none" fo:font-weight="normal" officeooo:rsid="0018224f" style:font-size-asian="12pt" style:font-size-complex="12pt"/>
    </style:style>
    <style:style style:name="T25" style:family="text">
      <style:text-properties fo:color="#000000" style:font-name="FreeSans" fo:font-size="12pt" fo:letter-spacing="normal" style:text-underline-style="none" fo:font-weight="normal" officeooo:rsid="0018224f" style:font-size-asian="12pt" style:font-weight-asian="normal" style:font-size-complex="12pt" style:font-weight-complex="normal"/>
    </style:style>
    <style:style style:name="T26" style:family="text">
      <style:text-properties fo:color="#000000" style:font-name="FreeSans" fo:font-size="12pt" fo:letter-spacing="normal" fo:font-style="normal" style:text-underline-style="none" fo:font-weight="normal" officeooo:rsid="0018224f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fo:color="#000000" style:font-name="FreeSans" fo:font-size="12pt" fo:letter-spacing="normal" fo:font-style="normal" style:text-underline-style="none" fo:font-weight="normal" officeooo:rsid="001996b5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officeooo:rsid="003d7626"/>
    </style:style>
    <style:style style:name="T29" style:family="text">
      <style:text-properties officeooo:rsid="003fea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íctor Manuel Cavero Gracia</text:p>
      <text:p text:style-name="P1"/>
      <text:p text:style-name="P2">Inteligencia Articial (IA1)</text:p>
      <text:p text:style-name="P3"/>
      <text:p text:style-name="P3">1. Texto seleccionado: The great IA paradox.</text:p>
      <text:p text:style-name="P4"/>
      <text:p text:style-name="P9"><text:span text:style-name="T1">La inteligencia artificial ha evolucionado notablemente a lo largo de los años </text:span><text:span text:style-name="T2">siendo capaces de crear robots como el imponente Alpha Zero, estos se especializan en juegos específicos <text:s/>y son incluso capaces de derrotar a los mejores humanos. A pesar de ello este tipo inteligencias no </text:span><text:span text:style-name="T4">son</text:span><text:span text:style-name="T2"> adaptable</text:span><text:span text:style-name="T4">s</text:span><text:span text:style-name="T2"> a las situaciones y no pued</text:span><text:span text:style-name="T3">e</text:span><text:span text:style-name="T4">n</text:span><text:span text:style-name="T3"> </text:span><text:span text:style-name="T2">reaccionar ante nuevos </text:span><text:span text:style-name="T3">estímulos</text:span><text:span text:style-name="T2"> que se salgan de su ámbito de entendimiento, como bien relata </text:span><text:span text:style-name="Emphasis"><text:span text:style-name="T24">Brian Bergstein </text:span></text:span><text:span text:style-name="Emphasis"><text:span text:style-name="T26">en su artículo</text:span></text:span><text:span text:style-name="Emphasis"><text:span text:style-name="T25">. </text:span></text:span><text:span text:style-name="Emphasis"><text:span text:style-name="T27">No</text:span></text:span><text:span text:style-name="T2"> deja de ser más que un GOFAI (</text:span><text:span text:style-name="T5">good old-fashioned artificial intelligence</text:span><text:span text:style-name="T6">), </text:span><text:span text:style-name="T7">ya que su inteligencia ha sido dotada mediante miles </text:span><text:span text:style-name="T14">de casos de prueba</text:span><text:span text:style-name="T7"> del sistema, </text:span><text:span text:style-name="T15">obviamente n</text:span><text:span text:style-name="T8">o sería</text:span><text:span text:style-name="T15">n</text:span><text:span text:style-name="T8"> capa</text:span><text:span text:style-name="T15">ces</text:span><text:span text:style-name="T8"> de superar el test de Turing </text:span><text:span text:style-name="T15">(q</text:span><text:span text:style-name="T8">ue este trata de probar si el sistema es a imagen y semejanza del hombre</text:span><text:span text:style-name="T15">).</text:span></text:p>
      <text:p text:style-name="P5"><text:span text:style-name="T7">E</text:span><text:span text:style-name="T5">n con</text:span><text:span text:style-name="T9">traparte las superinteligencias, aún no creadas, despiertan el interés en muchos ámbitos (morales,</text:span><text:span text:style-name="T10">sociales, psicológicos,</text:span><text:span text:style-name="T9"> informático</text:span><text:span text:style-name="T16">s, etc.</text:span><text:span text:style-name="T9">). </text:span><text:span text:style-name="T10">Por ejemplo, en el artículo se nos propone la situación de los coches autónomos que se conducirán sin necesidad de la intervención humana </text:span><text:span text:style-name="T11">(no como los </text:span><text:span text:style-name="T16">coches </text:span><text:span text:style-name="T11">de </text:span><text:span text:style-name="T16">la empresa</text:span><text:span text:style-name="T11"> Tesla que hay en la actualidad que si la necesitan), </text:span><text:span text:style-name="T17">esto generará situaciones para</text:span><text:span text:style-name="T10"> la toma de decisiones por parte de la inteligencia, en el caso de un accidente si para evitarlo tiene que atropellar a un peatón, ¿Que debería hacer? </text:span></text:p>
      <text:p text:style-name="P6"><text:span text:style-name="T10">H</text:span><text:span text:style-name="T5">oy en día se han conseguido desarrollar robots capaces de muchísimas tareas, aún así todavía estamos lejos de que sean capaces de ocuparse de las más importantes </text:span><text:span text:style-name="T12">y se deben establecer unas reglas básicas para que no dañen a la sociedad.</text:span></text:p>
      <text:p text:style-name="P7"><text:span text:style-name="T5">El progreso en las IAs nos esta abriendo caminos que aún no han sido explorados por los humanos</text:span><text:span text:style-name="T13"> y en el futuro las superinteligencias aut</text:span><text:span text:style-name="T20">ó</text:span><text:span text:style-name="T13">nomas estarán presentes en nuestro día a día, suplant</text:span><text:span text:style-name="T20">á</text:span><text:span text:style-name="T13">ndonos en tareas que ni si quiera nosotros pod</text:span><text:span text:style-name="T18">e</text:span><text:span text:style-name="T13">mos realizar con tanta precisión, de esta manera </text:span><text:span text:style-name="T20">podríamos</text:span><text:span text:style-name="T13"> centrar nuestras fuerzas y conocimientos en otras partes</text:span><text:span text:style-name="T14"> ya que </text:span><text:span text:style-name="T18">estas </text:span><text:span text:style-name="T14">po</text:span><text:span text:style-name="T13">drían llegar a ser autoreparables </text:span><text:span text:style-name="T14">y automejorables entre ellas. </text:span></text:p>
      <text:p text:style-name="P7"><text:span text:style-name="T14">En </text:span><text:span text:style-name="T20">definitiva</text:span><text:span text:style-name="T14">, cuando logremos superar el salto de </text:span><text:span text:style-name="T18">pasar </text:span><text:span text:style-name="T14">que un robot recopile millones de datos </text:span><text:span text:style-name="T19">para que</text:span><text:span text:style-name="T14"> aprenda de ellos a que, sea dotado de inteligencia real y flexible y aprenda de las experiencias, es decir que al comienzo </text:span><text:span text:style-name="T19">su objetivo</text:span><text:span text:style-name="T14"> sea asemejarse a los humanos y en base a esto sobrepasarnos.</text:span></text:p>
      <text:p text:style-name="P10"/>
      <text:p text:style-name="P10"/>
      <text:p text:style-name="P11">3. Traductor de Google.</text:p>
      <text:p text:style-name="P12"/>
      <text:p text:style-name="P13"><text:span text:style-name="T28">a) </text:span>Feliz puente – Happy Bridge</text:p>
      <text:p text:style-name="P13"><text:span text:style-name="T28">b) </text:span>Él oyó – He or I</text:p>
      <text:p text:style-name="P13"><text:span text:style-name="T29">c) </text:span>La inteligencia artificial es un tema que abarca multitud de ámbitos y desde su descubrimiento no han dejado de aparecer progresos en la mayoría de estos. - Artificial intelligence is a topic that encompasses a multitude of fields and since its discovery no progress has appeared in most of these.</text:p>
      <text:p text:style-name="P13"/>
      <text:p text:style-name="P13"><text:span text:style-name="T29">d) </text:span>Artificial intelligence is a topic that encompasses a multitude of fields and since its discovery no progress has appeared in most of these. - La inteligencia artificial es un tema que abarca una multitud de campos y, desde su descubrimiento, no ha habido progreso en la mayoría de estos.</text:p>
      <text:p text:style-name="P14"/>
      <text:p text:style-name="P13"/>
      <text:p text:style-name="P8"><text:span text:style-name="T5">No suele cometer fallos graves de traducción y en rasgos generales se puede entender lo que traduce, aún así cuando le introducimos expresiones propias del lengu</text:span><text:span text:style-name="T21">aje </text:span><text:span text:style-name="T22">no lo suele traducir correctamente. </text:span><text:span text:style-name="T23">Además si le introduces párrafos o frases largas sus errores de traduccion terminan por hacer que el texto quede inconex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7T10:54:14.868118104</meta:creation-date>
    <dc:date>2019-10-07T14:31:02.149729120</dc:date>
    <meta:editing-duration>PT1H58M3S</meta:editing-duration>
    <meta:editing-cycles>26</meta:editing-cycles>
    <meta:generator>LibreOffice/6.0.7.3$Linux_X86_64 LibreOffice_project/00m0$Build-3</meta:generator>
    <meta:document-statistic meta:table-count="0" meta:image-count="0" meta:object-count="0" meta:page-count="1" meta:paragraph-count="14" meta:word-count="558" meta:character-count="3365" meta:non-whitespace-character-count="2816"/>
  </office:meta>
</office:document-meta>
</file>